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9cm" svg:height="4.2cm" svg:x="6.7cm" svg:y="3.7cm">
          <text:p text:style-name="P1">ROM</text:p>
        </draw:rect>
        <draw:g>
          <draw:rect draw:style-name="gr1" draw:text-style-name="P2" draw:layer="layout" svg:width="3.1cm" svg:height="1.6cm" svg:x="6.727cm" svg:y="5.069cm">
            <text:p text:style-name="P1"><text:span text:style-name="T1">Adress</text:span></text:p>
            <text:p text:style-name="P1"><text:span text:style-name="T1">(PC)</text:span></text:p>
          </draw:rect>
          <draw:frame draw:style-name="gr2" draw:text-style-name="P3" draw:layer="layout" svg:width="1.399cm" svg:height="0.569cm" svg:x="6.627cm" svg:y="5cm">
            <draw:text-box>
              <text:p><text:span text:style-name="T2">Data in</text:span></text:p>
            </draw:text-box>
          </draw:frame>
          <draw:frame draw:style-name="gr2" draw:text-style-name="P3" draw:layer="layout" svg:width="1.573cm" svg:height="0.569cm" svg:x="8.427cm" svg:y="5cm">
            <draw:text-box>
              <text:p><text:span text:style-name="T2">Data out</text:span></text:p>
            </draw:text-box>
          </draw:frame>
          <draw:custom-shape draw:style-name="gr3" draw:text-style-name="P1" draw:layer="layout" svg:width="0.6cm" svg:height="0.6cm" draw:transform="rotate (-1.57079632679579) translate (7.327cm 6.06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0cm" svg:y1="5.269cm" svg:x2="6.727cm" svg:y2="5.269cm">
          <text:p/>
        </draw:line>
        <draw:frame draw:style-name="gr2" draw:layer="layout" svg:width="2.898cm" svg:height="0.963cm" svg:x="9.1cm" svg:y="6.9cm">
          <draw:text-box>
            <text:p>Data out</text:p>
          </draw:text-box>
        </draw:frame>
        <draw:line draw:style-name="gr5" draw:text-style-name="P1" draw:layer="layout" svg:x1="10.6cm" svg:y1="7.9cm" svg:x2="10.6cm" svg:y2="9.3cm">
          <text:p/>
        </draw:line>
        <draw:line draw:style-name="gr4" draw:text-style-name="P1" draw:layer="layout" svg:x1="15.2cm" svg:y1="5.7cm" svg:x2="21cm" svg:y2="5.7cm">
          <text:p/>
        </draw:line>
        <draw:line draw:style-name="gr5" draw:text-style-name="P1" draw:layer="layout" svg:x1="10.6cm" svg:y1="9.3cm" svg:x2="15.2cm" svg:y2="9.3cm">
          <text:p/>
        </draw:line>
        <draw:line draw:style-name="gr5" draw:text-style-name="P1" draw:layer="layout" svg:x1="15.2cm" svg:y1="9.3cm" svg:x2="15.2cm" svg:y2="5.7cm">
          <text:p/>
        </draw:line>
        <draw:frame draw:style-name="gr2" draw:text-style-name="P4" draw:layer="layout" svg:width="1.7cm" svg:height="0.725cm" svg:x="-1.7cm" svg:y="4.9cm">
          <draw:text-box>
            <text:p text:style-name="P4"><text:span text:style-name="T1">ADDR</text:span></text:p>
          </draw:text-box>
        </draw:frame>
        <draw:frame draw:style-name="gr2" draw:text-style-name="P4" draw:layer="layout" svg:width="1.137cm" svg:height="0.725cm" svg:x="21cm" svg:y="5.375cm">
          <draw:text-box>
            <text:p text:style-name="P4"><text:span text:style-name="T1">DO</text:span></text:p>
          </draw:text-box>
        </draw:frame>
        <draw:frame draw:style-name="gr2" draw:layer="controls" svg:width="4.071cm" svg:height="1.418cm" svg:x="-5.57cm" svg:y="4.7cm">
          <draw:text-box>
            <text:p><text:span text:style-name="T3">Address to set to on</text:span></text:p>
            <text:p><text:span text:style-name="T3">next clock edge.</text:span></text:p>
            <text:p><text:span text:style-name="T3">From Operations entity</text:span></text:p>
          </draw:text-box>
        </draw:frame>
        <draw:frame draw:style-name="gr6" draw:text-style-name="P5" draw:layer="controls" svg:width="5.036cm" svg:height="1cm" svg:x="21.93cm" svg:y="5.4cm">
          <draw:text-box>
            <text:p><text:span text:style-name="T3">Dataoutput of the ROM b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1T21:02:39.43</meta:creation-date>
    <dc:date>2013-05-22T01:34:43.01</dc:date>
    <meta:editing-duration>PT2H16M22S</meta:editing-duration>
    <meta:editing-cycles>2</meta:editing-cycles>
    <meta:generator>OpenOffice.org/3.4.1$Win32 OpenOffice.org_project/341m1$Build-9593</meta:generator>
    <meta:document-statistic meta:object-count="16"/>
  </office:meta>
</office:document-meta>
</file>